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10927" officeooo:paragraph-rsid="00010927"/>
    </style:style>
    <style:style style:name="P2" style:family="paragraph" style:parent-style-name="Standard">
      <style:paragraph-properties fo:text-align="center" style:justify-single-word="false"/>
      <style:text-properties officeooo:rsid="00010927" officeooo:paragraph-rsid="00010927"/>
    </style:style>
    <style:style style:name="P3" style:family="paragraph" style:parent-style-name="Standard">
      <style:paragraph-properties fo:text-align="start" style:justify-single-word="false"/>
      <style:text-properties officeooo:rsid="00010927" officeooo:paragraph-rsid="00010927"/>
    </style:style>
    <style:style style:name="P4" style:family="paragraph" style:parent-style-name="Standard">
      <style:paragraph-properties fo:line-height="150%" fo:text-align="start" style:justify-single-word="false"/>
      <style:text-properties officeooo:rsid="00010927" officeooo:paragraph-rsid="000109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ekly Log #4</text:p>
      <text:p text:style-name="P2"/>
      <text:p text:style-name="P4"><text:tab/>I just wrapped up the code to run all the processing. I now have a working web app that correctly inputs distance decay coefficient and hexbin sizes and outputs a linear regression hexbin. I stumbled for the longest time with turf.collect because my census tract geojson was a MultiPolygon and not a Polygon. QGIS created that geoJson. After I recognized that the geoJson needed to be converted from MultiPolygon to Polygon, I ran my spatial analysis and the code worked beautifully.</text:p>
      <text:p text:style-name="P4"/>
      <text:p text:style-name="P4"><text:tab/>This week’s learning has been focused on displaying appropriate breaks for quantifying the attributes. I played with using quantiles to visually categorize the data, and that ends up not looking best. After using quantiles, I also tried visualizing the cancer rates and nitrate concentrations by calculating the standard deviation and using standard deviations for calculation. I also did not like the way that looked. Past and current students are using ckmeans, which is an improvement over both natural jenks and the old kmeans formulae. I ended up using ckmeans for my clustering as well. I think that I will continue to try to find an alternate solution for categorizing the data. </text:p>
      <text:p text:style-name="P4"/>
      <text:p text:style-name="P4"><text:tab/>While my map works, I have a few visual features I want to update. I am styling the page to be visually appealing. As a migraine sufferer, I try to turn down the brightness on all my end products to prevent unnecessary eye strain. I have a fairly dark color theme at the moment, and I may try to create a light-themed variant for those that are inclined to use that. My layers’ legends do not disappear as I add and remove layers from the map. I would like to fix that before I submit the final project. I also want to create an option for the user to save their analysis to geoJson for their own use. </text:p>
      <text:p text:style-name="P4"><text:tab/></text:p>
      <text:p text:style-name="P4"><text:tab/>I’m glad that I wrapped up the majority of the coding this week. The remaining tasks are not terribly difficult. I realize my code is bulky and I have a lot of room for making it more efficient. I have an intent to try and reduce the script size by combining a few functions. </text:p>
      <text:p text:style-name="P3"/>
      <text:p text:style-name="P3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0927" officeooo:paragraph-rsid="0001092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randon Buchs</text:p>
        <text:p text:style-name="MP1">GEOG777</text:p>
        <text:p text:style-name="MP1">23 February 2020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3T20:20:37.153185205</meta:creation-date>
    <dc:date>2020-02-23T20:30:42.416905089</dc:date>
    <meta:editing-duration>PT10M5S</meta:editing-duration>
    <meta:editing-cycles>1</meta:editing-cycles>
    <meta:document-statistic meta:table-count="0" meta:image-count="0" meta:object-count="0" meta:page-count="1" meta:paragraph-count="10" meta:word-count="373" meta:character-count="2102" meta:non-whitespace-character-count="1728"/>
    <meta:generator>LibreOffice/6.3.4.2$Linux_X86_64 LibreOffice_project/30$Build-2</meta:generator>
  </office:meta>
</office:document-meta>
</file>